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DD000034FD00001667BE038BE5.svm" manifest:media-type=""/>
  <manifest:file-entry manifest:full-path="Pictures/20000122000034FD00001667C06BF137.svm" manifest:media-type=""/>
  <manifest:file-entry manifest:full-path="Pictures/200001140000391B0000124E6E65D569.svm" manifest:media-type=""/>
  <manifest:file-entry manifest:full-path="Pictures/2000013C000039EE000015DBDCD22E0A.svm" manifest:media-type=""/>
  <manifest:file-entry manifest:full-path="Pictures/200001010000391B0000124EEBA439B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4.619cm" svg:height="4.687cm" draw:z-index="0"><draw:image xlink:href="Pictures/200001010000391B0000124EEBA439BB.svm" xlink:type="simple" xlink:show="embed" xlink:actuate="onLoad"/></draw:frame></text:p>
      <text:p text:style-name="Standard"/>
      <text:p text:style-name="Standard"/>
      <text:p text:style-name="Standard"><draw:frame draw:style-name="fr1" draw:name="Изображение2" text:anchor-type="paragraph" svg:width="14.831cm" svg:height="5.595cm" draw:z-index="1"><draw:image xlink:href="Pictures/2000013C000039EE000015DBDCD22E0A.svm" xlink:type="simple" xlink:show="embed" xlink:actuate="onLoad"/></draw:frame></text:p>
      <text:p text:style-name="Standard"/>
      <text:p text:style-name="Standard"><draw:frame draw:style-name="fr1" draw:name="Изображение3" text:anchor-type="paragraph" svg:width="14.619cm" svg:height="4.687cm" draw:z-index="2"><draw:image xlink:href="Pictures/200001140000391B0000124E6E65D569.svm" xlink:type="simple" xlink:show="embed" xlink:actuate="onLoad"/></draw:frame></text:p>
      <text:p text:style-name="Standard"/>
      <text:p text:style-name="Standard"><draw:frame draw:style-name="fr1" draw:name="Изображение4" text:anchor-type="paragraph" svg:width="13.564cm" svg:height="5.734cm" draw:z-index="3"><draw:image xlink:href="Pictures/20000122000034FD00001667C06BF137.svm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1" draw:name="Изображение5" text:anchor-type="paragraph" svg:width="13.564cm" svg:height="5.734cm" draw:z-index="4"><draw:image xlink:href="Pictures/200000DD000034FD00001667BE038BE5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2:05:12.733000000</meta:creation-date>
    <dc:date>2017-02-16T12:44:34.390000000</dc:date>
    <meta:editing-duration>PT38M27S</meta:editing-duration>
    <meta:editing-cycles>3</meta:editing-cycles>
    <meta:generator>LibreOffice/4.2.6.2$Windows_x86 LibreOffice_project/185f2ce4dcc34af9bd97dec29e6d42c39557298f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